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6.22pt" svg:height="258.26pt" svg:x="833.24pt" svg:y="82.23pt">
            <loext:p draw:notify-on-update-of-ranges="Sheet1.C5:Sheet1.C5 Sheet1.C6:Sheet1.C8 Sheet1.D5:Sheet1.D5 Sheet1.D6:Sheet1.D8 Sheet1.E5:Sheet1.E5 Sheet1.E6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66.22pt" svg:height="258.26pt" svg:x="96.58pt" svg:y="295.17pt">
            <loext:p draw:notify-on-update-of-ranges="Sheet1.C16:Sheet1.C16 Sheet1.C17:Sheet1.C19 Sheet1.D16:Sheet1.D16 Sheet1.D17:Sheet1.D19 Sheet1.E16:Sheet1.E16 Sheet1.E17:Sheet1.E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aster</text:p>
          </table:table-cell>
          <table:table-cell office:value-type="string" calcext:value-type="string">
            <text:p>FIOS</text:p>
          </table:table-cell>
          <table:table-cell office:value-type="string" calcext:value-type="string">
            <text:p>Improv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markRSA2048Decrypt-4</text:p>
          </table:table-cell>
          <table:table-cell office:value-type="string" calcext:value-type="string">
            <text:p>RSA2048 Dec</text:p>
          </table:table-cell>
          <table:table-cell table:formula="of:=[.H6]/1000000" office:value-type="float" office:value="2.135289" calcext:value-type="float">
            <text:p>2.135289</text:p>
          </table:table-cell>
          <table:table-cell table:formula="of:=[.I6]/1000000" office:value-type="float" office:value="1.797819" calcext:value-type="float">
            <text:p>1.797819</text:p>
          </table:table-cell>
          <table:table-cell table:style-name="ce2" office:value-type="percentage" office:value="-0.158" calcext:value-type="percentage">
            <text:p>-15.80%</text:p>
          </table:table-cell>
          <table:table-cell/>
          <table:table-cell office:value-type="float" office:value="2135289" calcext:value-type="float">
            <text:p>2135289</text:p>
          </table:table-cell>
          <table:table-cell office:value-type="float" office:value="1797819" calcext:value-type="float">
            <text:p>1797819</text:p>
          </table:table-cell>
          <table:table-cell table:style-name="ce2" office:value-type="percentage" office:value="-0.158" calcext:value-type="percentage">
            <text:p>-15.80%</text:p>
          </table:table-cell>
        </table:table-row>
        <table:table-row table:style-name="ro1">
          <table:table-cell/>
          <table:table-cell office:value-type="string" calcext:value-type="string">
            <text:p>BenchmarkRSA2048Sign-4</text:p>
          </table:table-cell>
          <table:table-cell office:value-type="string" calcext:value-type="string">
            <text:p>RSA2048 Sign</text:p>
          </table:table-cell>
          <table:table-cell table:formula="of:=[.H7]/1000000" office:value-type="float" office:value="2.507508" calcext:value-type="float">
            <text:p>2.507508</text:p>
          </table:table-cell>
          <table:table-cell table:formula="of:=[.I7]/1000000" office:value-type="float" office:value="2.134289" calcext:value-type="float">
            <text:p>2.134289</text:p>
          </table:table-cell>
          <table:table-cell table:style-name="ce2" office:value-type="percentage" office:value="-0.1488" calcext:value-type="percentage">
            <text:p>-14.88%</text:p>
          </table:table-cell>
          <table:table-cell/>
          <table:table-cell office:value-type="float" office:value="2507508" calcext:value-type="float">
            <text:p>2507508</text:p>
          </table:table-cell>
          <table:table-cell office:value-type="float" office:value="2134289" calcext:value-type="float">
            <text:p>2134289</text:p>
          </table:table-cell>
          <table:table-cell table:style-name="ce2" office:value-type="percentage" office:value="-0.1488" calcext:value-type="percentage">
            <text:p>-14.88%</text:p>
          </table:table-cell>
        </table:table-row>
        <table:table-row table:style-name="ro1">
          <table:table-cell/>
          <table:table-cell office:value-type="string" calcext:value-type="string">
            <text:p>Benchmark3PrimeRSA2048Decrypt-4</text:p>
          </table:table-cell>
          <table:table-cell office:value-type="string" calcext:value-type="string">
            <text:p>3P RSA2048 Dec</text:p>
          </table:table-cell>
          <table:table-cell table:formula="of:=[.H8]/1000000" office:value-type="float" office:value="1.221159" calcext:value-type="float">
            <text:p>1.221159</text:p>
          </table:table-cell>
          <table:table-cell table:formula="of:=[.I8]/1000000" office:value-type="float" office:value="1.235489" calcext:value-type="float">
            <text:p>1.235489</text:p>
          </table:table-cell>
          <table:table-cell table:style-name="ce2" office:value-type="percentage" office:value="0.0117" calcext:value-type="percentage">
            <text:p>1.17%</text:p>
          </table:table-cell>
          <table:table-cell/>
          <table:table-cell office:value-type="float" office:value="1221159" calcext:value-type="float">
            <text:p>1221159</text:p>
          </table:table-cell>
          <table:table-cell office:value-type="float" office:value="1235489" calcext:value-type="float">
            <text:p>1235489</text:p>
          </table:table-cell>
          <table:table-cell table:style-name="ce2" office:value-type="percentage" office:value="0.0117" calcext:value-type="percentage">
            <text:p>1.17%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Improv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nchmarkRSA2048Decrypt-4</text:p>
          </table:table-cell>
          <table:table-cell office:value-type="string" calcext:value-type="string">
            <text:p>RSA2048 Dec</text:p>
          </table:table-cell>
          <table:table-cell table:formula="of:=[.H17]/1000000" office:value-type="float" office:value="2.135289" calcext:value-type="float">
            <text:p>2.135289</text:p>
          </table:table-cell>
          <table:table-cell table:formula="of:=[.I17]/1000000" office:value-type="float" office:value="1.740752" calcext:value-type="float">
            <text:p>1.740752</text:p>
          </table:table-cell>
          <table:table-cell table:style-name="ce2" office:value-type="percentage" office:value="-0.1848" calcext:value-type="percentage">
            <text:p>-18.48%</text:p>
          </table:table-cell>
          <table:table-cell/>
          <table:table-cell office:value-type="float" office:value="2135289" calcext:value-type="float">
            <text:p>2135289</text:p>
          </table:table-cell>
          <table:table-cell office:value-type="float" office:value="1740752" calcext:value-type="float">
            <text:p>1740752</text:p>
          </table:table-cell>
          <table:table-cell table:style-name="ce2" office:value-type="percentage" office:value="-0.1848" calcext:value-type="percentage">
            <text:p>-18.48%</text:p>
          </table:table-cell>
        </table:table-row>
        <table:table-row table:style-name="ro1">
          <table:table-cell/>
          <table:table-cell office:value-type="string" calcext:value-type="string">
            <text:p>BenchmarkRSA2048Sign-4</text:p>
          </table:table-cell>
          <table:table-cell office:value-type="string" calcext:value-type="string">
            <text:p>RSA2048 Sign</text:p>
          </table:table-cell>
          <table:table-cell table:formula="of:=[.H18]/1000000" office:value-type="float" office:value="2.507508" calcext:value-type="float">
            <text:p>2.507508</text:p>
          </table:table-cell>
          <table:table-cell table:formula="of:=[.I18]/1000000" office:value-type="float" office:value="2.186968" calcext:value-type="float">
            <text:p>2.186968</text:p>
          </table:table-cell>
          <table:table-cell table:style-name="ce2" office:value-type="percentage" office:value="-0.1278" calcext:value-type="percentage">
            <text:p>-12.78%</text:p>
          </table:table-cell>
          <table:table-cell/>
          <table:table-cell office:value-type="float" office:value="2507508" calcext:value-type="float">
            <text:p>2507508</text:p>
          </table:table-cell>
          <table:table-cell office:value-type="float" office:value="2186968" calcext:value-type="float">
            <text:p>2186968</text:p>
          </table:table-cell>
          <table:table-cell table:style-name="ce2" office:value-type="percentage" office:value="-0.1278" calcext:value-type="percentage">
            <text:p>-12.78%</text:p>
          </table:table-cell>
        </table:table-row>
        <table:table-row table:style-name="ro1">
          <table:table-cell/>
          <table:table-cell office:value-type="string" calcext:value-type="string">
            <text:p>Benchmark3PrimeRSA2048Decrypt-4</text:p>
          </table:table-cell>
          <table:table-cell office:value-type="string" calcext:value-type="string">
            <text:p>3P RSA2048 Dec</text:p>
          </table:table-cell>
          <table:table-cell table:formula="of:=[.H19]/1000000" office:value-type="float" office:value="1.221159" calcext:value-type="float">
            <text:p>1.221159</text:p>
          </table:table-cell>
          <table:table-cell table:formula="of:=[.I19]/1000000" office:value-type="float" office:value="1.248227" calcext:value-type="float">
            <text:p>1.248227</text:p>
          </table:table-cell>
          <table:table-cell table:style-name="ce2" office:value-type="percentage" office:value="0.0222" calcext:value-type="percentage">
            <text:p>2.22%</text:p>
          </table:table-cell>
          <table:table-cell/>
          <table:table-cell office:value-type="float" office:value="1221159" calcext:value-type="float">
            <text:p>1221159</text:p>
          </table:table-cell>
          <table:table-cell office:value-type="float" office:value="1248227" calcext:value-type="float">
            <text:p>1248227</text:p>
          </table:table-cell>
          <table:table-cell table:style-name="ce2" office:value-type="percentage" office:value="0.0222" calcext:value-type="percentage">
            <text:p>2.2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0:14:28.003242979</meta:creation-date>
    <dc:date>2018-02-07T10:54:20.276088189</dc:date>
    <meta:editing-duration>PT29M51S</meta:editing-duration>
    <meta:editing-cycles>1</meta:editing-cycles>
    <meta:document-statistic meta:table-count="1" meta:cell-count="54" meta:object-count="2"/>
    <meta:generator>LibreOffice/5.2.7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6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76cm" svg:height="9.112cm" xlink:href=".." xlink:type="simple" chart:class="chart:bar" chart:style-name="ch1">
        <chart:title svg:x="6.805cm" svg:y="0.317cm" chart:style-name="ch2">
          <text:p>Accelerating RSA</text:p>
        </chart:title>
        <chart:legend svg:x="15.158cm" svg:y="1.907cm" style:legend-expansion="custom" chartooo:width="3.24cm" chartooo:height="2.013cm" style:legend-expansion-aspect-ratio="1.60953800298063" chart:style-name="ch3"/>
        <chart:plot-area chart:style-name="ch4" table:cell-range-address="Sheet1.C5:Sheet1.E8" chart:data-source-has-labels="both" svg:x="1.177cm" svg:y="1.427cm" svg:width="18.193cm" svg:height="7.647cm">
          <chartooo:coordinate-region svg:x="2.169cm" svg:y="1.719cm" svg:width="17.201cm" svg:height="6.523cm"/>
          <chart:axis chart:dimension="x" chart:name="primary-x" chart:style-name="ch5" chartooo:axis-type="auto">
            <chartooo:date-scale/>
            <chart:categories table:cell-range-address="Sheet1.C6:Sheet1.C8"/>
          </chart:axis>
          <chart:axis chart:dimension="y" chart:name="primary-y" chart:style-name="ch6">
            <chart:title svg:x="0.204cm" svg:y="5.78cm" chart:style-name="ch7">
              <text:p>Time (ns)</text:p>
            </chart:title>
            <chart:grid chart:style-name="ch8" chart:class="major"/>
          </chart:axis>
          <chart:series chart:style-name="ch9" chart:values-cell-range-address="Sheet1.D6:Sheet1.D8" chart:label-cell-address="Sheet1.D5:Sheet1.D5" chart:class="chart:bar">
            <chart:data-point chart:repeated="3"/>
          </chart:series>
          <chart:series chart:style-name="ch10" chart:values-cell-range-address="Sheet1.E6:Sheet1.E8" chart:label-cell-address="Sheet1.E5:Sheet1.E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ter</text:p>
                <draw:g>
                  <svg:desc>Sheet1.D5:Sheet1.D5</svg:desc>
                </draw:g>
              </table:table-cell>
              <table:table-cell office:value-type="string">
                <text:p>FIOS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SA2048 Dec</text:p>
                <draw:g>
                  <svg:desc>Sheet1.C6:Sheet1.C8</svg:desc>
                </draw:g>
              </table:table-cell>
              <table:table-cell office:value-type="float" office:value="2.135289">
                <text:p>2.135289</text:p>
                <draw:g>
                  <svg:desc>Sheet1.D6:Sheet1.D8</svg:desc>
                </draw:g>
              </table:table-cell>
              <table:table-cell office:value-type="float" office:value="1.797819">
                <text:p>1.797819</text:p>
                <draw:g>
                  <svg:desc>Sheet1.E6:Sheet1.E8</svg:desc>
                </draw:g>
              </table:table-cell>
            </table:table-row>
            <table:table-row>
              <table:table-cell office:value-type="string">
                <text:p>RSA2048 Sign</text:p>
              </table:table-cell>
              <table:table-cell office:value-type="float" office:value="2.507508">
                <text:p>2.507508</text:p>
              </table:table-cell>
              <table:table-cell office:value-type="float" office:value="2.134289">
                <text:p>2.134289</text:p>
              </table:table-cell>
            </table:table-row>
            <table:table-row>
              <table:table-cell office:value-type="string">
                <text:p>3P RSA2048 Dec</text:p>
              </table:table-cell>
              <table:table-cell office:value-type="float" office:value="1.221159">
                <text:p>1.221159</text:p>
              </table:table-cell>
              <table:table-cell office:value-type="float" office:value="1.235489">
                <text:p>1.235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6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76cm" svg:height="9.112cm" xlink:href=".." xlink:type="simple" chart:class="chart:bar" chart:style-name="ch1">
        <chart:title svg:x="6.805cm" svg:y="0.317cm" chart:style-name="ch2">
          <text:p>Accelerating RSA</text:p>
        </chart:title>
        <chart:legend svg:x="15.158cm" svg:y="1.907cm" style:legend-expansion="custom" chartooo:width="3.24cm" chartooo:height="2.013cm" style:legend-expansion-aspect-ratio="1.60953800298063" chart:style-name="ch3"/>
        <chart:plot-area chart:style-name="ch4" table:cell-range-address="Sheet1.C16:Sheet1.E19" chart:data-source-has-labels="both" svg:x="1.177cm" svg:y="1.427cm" svg:width="18.193cm" svg:height="7.647cm">
          <chartooo:coordinate-region svg:x="2.169cm" svg:y="1.719cm" svg:width="17.201cm" svg:height="6.523cm"/>
          <chart:axis chart:dimension="x" chart:name="primary-x" chart:style-name="ch5" chartooo:axis-type="auto">
            <chartooo:date-scale/>
            <chart:categories table:cell-range-address="Sheet1.C17:Sheet1.C19"/>
          </chart:axis>
          <chart:axis chart:dimension="y" chart:name="primary-y" chart:style-name="ch6">
            <chart:title svg:x="0.204cm" svg:y="5.78cm" chart:style-name="ch7">
              <text:p>Time (ns)</text:p>
            </chart:title>
            <chart:grid chart:style-name="ch8" chart:class="major"/>
          </chart:axis>
          <chart:series chart:style-name="ch9" chart:values-cell-range-address="Sheet1.D17:Sheet1.D19" chart:label-cell-address="Sheet1.D16:Sheet1.D16" chart:class="chart:bar">
            <chart:data-point chart:repeated="3"/>
          </chart:series>
          <chart:series chart:style-name="ch10" chart:values-cell-range-address="Sheet1.E17:Sheet1.E19" chart:label-cell-address="Sheet1.E16:Sheet1.E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ter</text:p>
                <draw:g>
                  <svg:desc>Sheet1.D16:Sheet1.D16</svg:desc>
                </draw:g>
              </table:table-cell>
              <table:table-cell office:value-type="string">
                <text:p>SOS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SA2048 Dec</text:p>
                <draw:g>
                  <svg:desc>Sheet1.C17:Sheet1.C19</svg:desc>
                </draw:g>
              </table:table-cell>
              <table:table-cell office:value-type="float" office:value="2.135289">
                <text:p>2.135289</text:p>
                <draw:g>
                  <svg:desc>Sheet1.D17:Sheet1.D19</svg:desc>
                </draw:g>
              </table:table-cell>
              <table:table-cell office:value-type="float" office:value="1.740752">
                <text:p>1.740752</text:p>
                <draw:g>
                  <svg:desc>Sheet1.E17:Sheet1.E19</svg:desc>
                </draw:g>
              </table:table-cell>
            </table:table-row>
            <table:table-row>
              <table:table-cell office:value-type="string">
                <text:p>RSA2048 Sign</text:p>
              </table:table-cell>
              <table:table-cell office:value-type="float" office:value="2.507508">
                <text:p>2.507508</text:p>
              </table:table-cell>
              <table:table-cell office:value-type="float" office:value="2.186968">
                <text:p>2.186968</text:p>
              </table:table-cell>
            </table:table-row>
            <table:table-row>
              <table:table-cell office:value-type="string">
                <text:p>3P RSA2048 Dec</text:p>
              </table:table-cell>
              <table:table-cell office:value-type="float" office:value="1.221159">
                <text:p>1.221159</text:p>
              </table:table-cell>
              <table:table-cell office:value-type="float" office:value="1.248227">
                <text:p>1.248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